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022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6.1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atures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constraints</text:p>
          </table:table-cell>
          <table:table-cell office:value-type="string">
            <text:p>widget</text:p>
          </table:table-cell>
        </table:table-row>
        <table:table-row table:style-name="ro1">
          <table:table-cell office:value-type="string">
            <text:p>pk</text:p>
          </table:table-cell>
          <table:table-cell office:value-type="string">
            <text:p>integer</text:p>
          </table:table-cell>
          <table:table-cell office:value-type="string">
            <text:p>primary key</text:p>
          </table:table-cell>
          <table:table-cell office:value-type="string">
            <text:p>not shown</text:p>
          </table:table-cell>
        </table:table-row>
        <table:table-row table:style-name="ro1">
          <table:table-cell office:value-type="string">
            <text:p>lane</text:p>
          </table:table-cell>
          <table:table-cell office:value-type="string">
            <text:p>text</text:p>
          </table:table-cell>
          <table:table-cell office:value-type="string">
            <text:p>in "CL1", "CL2", "CL3", "CL1&amp;CL2","CL2&amp;CL3", "CL1&amp;CL2&amp;CL3"</text:p>
          </table:table-cell>
          <table:table-cell office:value-type="string">
            <text:p>QcomboBox</text:p>
          </table:table-cell>
        </table:table-row>
        <table:table-row table:style-name="ro1">
          <table:table-cell office:value-type="string">
            <text:p>s_ch</text:p>
          </table:table-cell>
          <table:table-cell office:value-type="string">
            <text:p>float</text:p>
          </table:table-cell>
          <table:table-cell office:value-type="string">
            <text:p>0&lt;s_ch&lt;section_length</text:p>
          </table:table-cell>
          <table:table-cell office:value-type="string">
            <text:p>QdoubleSpinbox</text:p>
          </table:table-cell>
        </table:table-row>
        <table:table-row table:style-name="ro1">
          <table:table-cell office:value-type="string">
            <text:p>e_ch</text:p>
          </table:table-cell>
          <table:table-cell office:value-type="string">
            <text:p>float</text:p>
          </table:table-cell>
          <table:table-cell office:value-type="string">
            <text:p>0&lt;e_ch&lt;section_length</text:p>
          </table:table-cell>
          <table:table-cell office:value-type="string">
            <text:p>QdoubleSpinbox</text:p>
          </table:table-cell>
        </table:table-row>
        <table:table-row table:style-name="ro1">
          <table:table-cell office:value-type="string">
            <text:p>width</text:p>
          </table:table-cell>
          <table:table-cell office:value-type="string">
            <text:p>float</text:p>
          </table:table-cell>
          <table:table-cell office:value-type="string">
            <text:p>0&lt;width</text:p>
          </table:table-cell>
          <table:table-cell office:value-type="string">
            <text:p>QdoubleSpinbox</text:p>
          </table:table-cell>
        </table:table-row>
        <table:table-row table:style-name="ro1">
          <table:table-cell office:value-type="string">
            <text:p>location</text:p>
          </table:table-cell>
          <table:table-cell office:value-type="string">
            <text:p>text</text:p>
          </table:table-cell>
          <table:table-cell office:value-type="string">
            <text:p>in F,L,N,R</text:p>
          </table:table-cell>
          <table:table-cell office:value-type="string">
            <text:p>QcomboBox</text:p>
          </table:table-cell>
        </table:table-row>
        <table:table-row table:style-name="ro1">
          <table:table-cell office:value-type="string">
            <text:p>photo</text:p>
          </table:table-cell>
          <table:table-cell office:value-type="string">
            <text:p>text</text:p>
          </table:table-cell>
          <table:table-cell office:value-type="string">
            <text:p>valid filename</text:p>
          </table:table-cell>
          <table:table-cell office:value-type="string">
            <text:p>fileWidget</text:p>
          </table:table-cell>
        </table:table-row>
        <table:table-row table:style-name="ro1">
          <table:table-cell office:value-type="string">
            <text:p>section_label</text:p>
          </table:table-cell>
          <table:table-cell office:value-type="string">
            <text:p>text</text:p>
          </table:table-cell>
          <table:table-cell office:value-type="string">
            <text:p>references sections(label)</text:p>
          </table:table-cell>
          <table:table-cell office:value-type="string">
            <text:p>not shown</text:p>
          </table:table-cell>
        </table:table-row>
        <table:table-row table:style-name="ro2">
          <table:table-cell office:value-type="string">
            <text:p>feature</text:p>
          </table:table-cell>
          <table:table-cell office:value-type="string">
            <text:p>text</text:p>
          </table:table-cell>
          <table:table-cell office:value-type="string">
            <text:p>"HRA", "TSSC", "HFSC", "I(G)","I(MH)", "J","Trench Failure","FT","SD(1)","SD(2)","PF","CZ(1)","CZ(2)","POT","LJ(O)","MJ","PJ","LOOPS","PA","CR(1)","CR(2)","TC(1)","TC(2)"</text:p>
          </table:table-cell>
          <table:table-cell office:value-type="string">
            <text:p>Qcombobox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7">07/07/2021</text:date>, <text:time>11:4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ew Bennett</meta:initial-creator>
    <meta:creation-date>2021-07-06T09:23:02.33</meta:creation-date>
    <dc:date>2021-07-07T11:46:34.27</dc:date>
    <dc:creator>Drew Bennett</dc:creator>
    <meta:editing-duration>PT7H8M25S</meta:editing-duration>
    <meta:editing-cycles>4</meta:editing-cycles>
    <meta:generator>OpenOffice/4.1.5$Win32 OpenOffice.org_project/415m1$Build-9789</meta:generator>
    <meta:document-statistic meta:table-count="3" meta:cell-count="40" meta:object-count="0"/>
  </office:meta>
</office:document-meta>
</file>